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A000000449307976A89DA9DE3.png" manifest:media-type="image/png"/>
  <manifest:file-entry manifest:full-path="Pictures/100002010000029900000073E19D2DE2280869CE.png" manifest:media-type="image/png"/>
  <manifest:file-entry manifest:full-path="Pictures/10000201000002D40000004BDEB9A24EE9AB61A4.png" manifest:media-type="image/png"/>
  <manifest:file-entry manifest:full-path="Pictures/10000201000002D000000053B1476156B007302D.png" manifest:media-type="image/png"/>
  <manifest:file-entry manifest:full-path="Pictures/10000201000002D60000012B439E9CF0ECBBEC54.png" manifest:media-type="image/png"/>
  <manifest:file-entry manifest:full-path="Pictures/10000201000002D10000003C02AD1478E31E1ACB.png" manifest:media-type="image/png"/>
  <manifest:file-entry manifest:full-path="Pictures/10000201000002D7000001615EEDCFB84787F96E.png" manifest:media-type="image/png"/>
  <manifest:file-entry manifest:full-path="Pictures/10000201000002C1000000533E21DA6B75F112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996cm" svg:height="2.235cm" svg:x="4.372cm" svg:y="1.615cm">
          <draw:image xlink:href="Pictures/10000201000002C1000000533E21DA6B75F11239.png" xlink:type="simple" xlink:show="embed" xlink:actuate="onLoad" loext:mime-type="image/png">
            <text:p/>
          </draw:image>
        </draw:frame>
        <draw:frame draw:style-name="gr1" draw:text-style-name="P1" draw:layer="layout" svg:width="19.234cm" svg:height="9.339cm" svg:x="4.318cm" svg:y="5.293cm">
          <draw:image xlink:href="Pictures/10000201000002D7000001615EEDCFB84787F9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9.075cm" svg:height="1.587cm" svg:x="4.318cm" svg:y="4.255cm">
          <draw:image xlink:href="Pictures/10000201000002D10000003C02AD1478E31E1ACB.png" xlink:type="simple" xlink:show="embed" xlink:actuate="onLoad" loext:mime-type="image/png">
            <text:p/>
          </draw:image>
        </draw:frame>
        <draw:frame draw:style-name="gr1" draw:text-style-name="P1" draw:layer="layout" svg:width="19.208cm" svg:height="7.91cm" svg:x="4.318cm" svg:y="6.858cm">
          <draw:image xlink:href="Pictures/10000201000002D60000012B439E9CF0ECBBEC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9.049cm" svg:height="2.195cm" svg:x="4.63cm" svg:y="5.54cm">
          <draw:image xlink:href="Pictures/10000201000002D000000053B1476156B007302D.png" xlink:type="simple" xlink:show="embed" xlink:actuate="onLoad" loext:mime-type="image/png">
            <text:p/>
          </draw:image>
        </draw:frame>
        <draw:frame draw:style-name="gr1" draw:text-style-name="P1" draw:layer="layout" svg:width="19.155cm" svg:height="1.983cm" svg:x="4.577cm" svg:y="9.846cm">
          <draw:image xlink:href="Pictures/10000201000002D40000004BDEB9A24EE9AB6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7.594cm" svg:height="3.042cm" svg:x="5.358cm" svg:y="6.417cm">
          <draw:image xlink:href="Pictures/100002010000029900000073E19D2DE2280869CE.png" xlink:type="simple" xlink:show="embed" xlink:actuate="onLoad" loext:mime-type="image/png">
            <text:p/>
          </draw:image>
        </draw:frame>
        <draw:frame draw:style-name="gr1" draw:text-style-name="P1" draw:layer="layout" svg:width="8.307cm" svg:height="1.798cm" svg:x="9.219cm" svg:y="11.918cm">
          <draw:image xlink:href="Pictures/100002010000013A000000449307976A89DA9D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6:06:21.567477586</meta:creation-date>
    <dc:date>2022-05-10T16:32:34.587654826</dc:date>
    <meta:editing-duration>PT5M32S</meta:editing-duration>
    <meta:editing-cycles>1</meta:editing-cycles>
    <meta:document-statistic meta:object-count="40"/>
    <meta:generator>LibreOffice/6.4.7.2$Linux_X86_64 LibreOffice_project/40$Build-2</meta:generator>
  </office:meta>
</office:document-meta>
</file>